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abd4" style:font-size-asian="14pt" style:font-size-complex="14pt"/>
    </style:style>
    <style:style style:name="P6" style:family="paragraph" style:parent-style-name="Autoren">
      <style:text-properties fo:font-size="14pt" style:font-size-asian="14pt" style:font-size-complex="14pt"/>
    </style:style>
    <style:style style:name="P7" style:family="paragraph" style:parent-style-name="Autoren">
      <style:text-properties officeooo:paragraph-rsid="00349bf9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0babd4" style:font-size-asian="14pt" style:font-size-complex="14pt"/>
    </style:style>
    <style:style style:name="P9" style:family="paragraph" style:parent-style-name="Heading_20_3">
      <style:text-properties fo:color="#000000" officeooo:paragraph-rsid="0036b12b"/>
    </style:style>
    <style:style style:name="P10" style:family="paragraph" style:parent-style-name="Heading_20_3">
      <style:text-properties fo:color="#000000" officeooo:rsid="0036b12b" officeooo:paragraph-rsid="0036b12b"/>
    </style:style>
    <style:style style:name="P11" style:family="paragraph" style:parent-style-name="Heading_20_3">
      <style:text-properties officeooo:paragraph-rsid="0036b12b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Heading_20_1" style:list-style-name=""/>
    <style:style style:name="P15" style:family="paragraph" style:parent-style-name="Heading_20_1">
      <style:text-properties fo:color="#000000" officeooo:paragraph-rsid="0036b12b"/>
    </style:style>
    <style:style style:name="P16" style:family="paragraph" style:parent-style-name="Heading_20_1">
      <style:text-properties fo:color="#000000" officeooo:rsid="000495cc" officeooo:paragraph-rsid="0036b12b"/>
    </style:style>
    <style:style style:name="P17" style:family="paragraph" style:parent-style-name="Heading_20_1">
      <style:paragraph-properties fo:break-before="page"/>
      <style:text-properties fo:color="#000000" officeooo:paragraph-rsid="0036b12b"/>
    </style:style>
    <style:style style:name="P18" style:family="paragraph" style:parent-style-name="Heading_20_1" style:master-page-name="Standard">
      <style:paragraph-properties style:page-number="1"/>
      <style:text-properties fo:color="#000000" officeooo:paragraph-rsid="0036b12b"/>
    </style:style>
    <style:style style:name="P19" style:family="paragraph" style:parent-style-name="Heading_20_2">
      <style:text-properties fo:color="#000000" officeooo:rsid="000495cc" officeooo:paragraph-rsid="0036b12b"/>
    </style:style>
    <style:style style:name="P20" style:family="paragraph" style:parent-style-name="Heading_20_2">
      <style:text-properties fo:color="#000000" officeooo:paragraph-rsid="0036b12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Quellcode">
      <style:text-properties officeooo:paragraph-rsid="0036b12b"/>
    </style:style>
    <style:style style:name="P23" style:family="paragraph" style:parent-style-name="Quellcode">
      <style:text-properties officeooo:paragraph-rsid="0039c585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Index">
      <style:paragraph-properties style:page-number="1"/>
      <style:text-properties officeooo:rsid="000468c5" officeooo:paragraph-rsid="000468c5"/>
    </style:style>
    <style:style style:name="P26" style:family="paragraph" style:parent-style-name="Text_20_body">
      <style:text-properties officeooo:paragraph-rsid="0036b12b"/>
    </style:style>
    <style:style style:name="T1" style:family="text">
      <style:text-properties officeooo:rsid="0036b12b"/>
    </style:style>
    <style:style style:name="T2" style:family="text">
      <style:text-properties officeooo:rsid="001714d4"/>
    </style:style>
    <style:style style:name="T3" style:family="text">
      <style:text-properties officeooo:rsid="0018440a"/>
    </style:style>
    <style:style style:name="T4" style:family="text">
      <style:text-properties style:text-underline-style="none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714d4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02c337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18440a" style:font-name-asian="Times New Roman" style:font-size-asian="12pt" style:font-name-complex="Times New Roman" style:font-size-complex="12pt"/>
    </style:style>
    <style:style style:name="T9" style:family="text">
      <style:text-properties fo:color="#000000"/>
    </style:style>
    <style:style style:name="fr1" style:family="graphic" style:parent-style-name="OLE">
      <style:graphic-properties style:run-through="foreground" style:wrap="none" style:vertical-pos="from-top" style:vertical-rel="paragraph" style:horizontal-pos="left" style:horizontal-rel="paragraph" fo:padding="0.049cm" fo:border="0.06pt solid #000000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chschule Niederrhein, </text:p>
      <text:p text:style-name="P5">Fachbereich Elektrotechnik und Informatik, </text:p>
      <text:p text:style-name="P5">Labor für Echtzeitsysteme</text:p>
      <text:p text:style-name="P2"/>
      <text:p text:style-name="P4">Praktikum <text:span text:style-name="T1">Echtzeitsysteme</text:span></text:p>
      <text:p text:style-name="P2"/>
      <text:p text:style-name="P2">BI5</text:p>
      <text:p text:style-name="Autor"/>
      <text:p text:style-name="P7">Jan Bolle, 1195475, Praktikumsgruppe F</text:p>
      <text:p text:style-name="Autoren">Mateusz Kowalczyk, 1166709, Praktikumsgruppe F</text:p>
      <text:p text:style-name="P3">Version 0.0</text:p>
      <text:p text:style-name="P6"><text:date style:data-style-name="N36" text:date-value="2019-12-08T21:03:58.635979942">08.12.2019</text:date></text:p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21"><text:a xlink:type="simple" xlink:href="#__RefHeading___Toc1448_4280434623">1 Beschreibung der Aufgabenstellung<text:tab/>1</text:a></text:p>
          <text:p text:style-name="P21"><text:a xlink:type="simple" xlink:href="#__RefHeading___Toc1450_4280434623">2 Bedienung der Applikation<text:tab/>1</text:a></text:p>
          <text:p text:style-name="P21"><text:a xlink:type="simple" xlink:href="#__RefHeading___Toc1452_4280434623">3 Generierung und Installation<text:tab/>1</text:a></text:p>
          <text:p text:style-name="P21"><text:a xlink:type="simple" xlink:href="#__RefHeading___Toc1454_4280434623">4 Skizzierung der Lösung<text:tab/>1</text:a></text:p>
          <text:p text:style-name="P24"><text:a xlink:type="simple" xlink:href="#__RefHeading___Toc1456_4280434623">4.1 Beschreibung der Lösung<text:tab/>1</text:a></text:p>
          <text:p text:style-name="P24"><text:a xlink:type="simple" xlink:href="#__RefHeading___Toc1458_4280434623">4.2 DFD<text:tab/>1</text:a></text:p>
          <text:p text:style-name="P21"><text:a xlink:type="simple" xlink:href="#__RefHeading___Toc1460_4280434623">5 Praktika-Termine<text:tab/>2</text:a></text:p>
          <text:p text:style-name="P24"><text:a xlink:type="simple" xlink:href="#__RefHeading___Toc1462_4280434623">5.1 Praktikum 1<text:tab/>2</text:a></text:p>
          <text:p text:style-name="P12"><text:a xlink:type="simple" xlink:href="#__RefHeading___Toc1464_4280434623">5.1.1 Vorbereitung<text:tab/>2</text:a></text:p>
          <text:p text:style-name="P12"><text:a xlink:type="simple" xlink:href="#__RefHeading___Toc1466_4280434623">5.1.2 Nachbereitung<text:tab/>2</text:a></text:p>
          <text:p text:style-name="P24"><text:a xlink:type="simple" xlink:href="#__RefHeading___Toc1468_4280434623">5.2 Praktikum 2<text:tab/>4</text:a></text:p>
          <text:p text:style-name="P12"><text:a xlink:type="simple" xlink:href="#__RefHeading___Toc1470_4280434623">5.2.1 Vorbereitung<text:tab/>4</text:a></text:p>
          <text:p text:style-name="P12"><text:a xlink:type="simple" xlink:href="#__RefHeading___Toc1472_4280434623">5.2.2 Nachbereitung<text:tab/>4</text:a></text:p>
          <text:p text:style-name="P24"><text:a xlink:type="simple" xlink:href="#__RefHeading___Toc1474_4280434623">5.3 Praktikum 3<text:tab/>4</text:a></text:p>
          <text:p text:style-name="P12"><text:a xlink:type="simple" xlink:href="#__RefHeading___Toc1476_4280434623">5.3.1 Vorbereitung<text:tab/>4</text:a></text:p>
          <text:p text:style-name="P12"><text:a xlink:type="simple" xlink:href="#__RefHeading___Toc1478_4280434623">5.3.2 Nachbereitung<text:tab/>4</text:a></text:p>
        </text:index-body>
      </text:table-of-content>
      <text:h text:style-name="Heading_20_1" text:outline-level="1" text:is-list-header="true"/>
      <text:h text:style-name="P14" text:outline-level="1"/>
      <text:h text:style-name="P18" text:outline-level="1"><text:bookmark-start text:name="__RefHeading___Toc1448_4280434623"/>Beschreibung der Aufgabenstellung<text:bookmark-end text:name="__RefHeading___Toc1448_4280434623"/></text:h>
      <text:p text:style-name="Text_20_body">In dem Praktikum Echtzeitsysteme sollte eine Software entwickelt (bzw. weiterentwickelt) werden, deren Aufgabe ist es das Auto einer Carrerabahn zu steuern. Zu den Hauptanforderungen an das Software gehören: </text:p>
      <text:p text:style-name="Text_20_body">- Vermeidung der Kollisionen an den Gefahrenstellen (Kreuzungen), durch Erkennung der Gefahr (zweiter Fahrzeug befindet sich in unmittelbarer Nähe von der Gefahrenstelle, und Bremsen</text:p>
      <text:p text:style-name="Text_20_body">- Erfassen der Wagengeschwindigkeit und Ausmessen der Streckenlänge</text:p>
      <text:p text:style-name="Text_20_body">- Software musst unabhägig von der Carrerabahn, verwendeten Spur und Fahrzeug funktioneiren</text:p>
      <text:p text:style-name="Text_20_body">Die Arbeit wurde auf drei Praktikumstermine aufgeteilt:</text:p>
      <text:p text:style-name="Text_20_body">Im ersten Praktikumstermin haben wir neben dem kennenlernen der Hardware und der Entwicklungsumgebung, ein Programm zur <text:s/>Geschwindigkeitsmessung des Fahrzeugs und der Längenmessung der Strecke auf Basis eines vorhandenen Quellcodes weiterentwickelt, sowie einen Thread implementiert mit dem die Position des Gegnerfahrzeugs überwacht werden kann.</text:p>
      <text:p text:style-name="Text_20_body">Im zwieten Praktikumstermin haben wir das Gegnerbeobachtungsthread weriterentwickelt und die Methode „tracking“ um die Funktionalität erweitert, die die Kollisionsgefahr an den Gefahrenstellen erkennt und entsprechend mit Bremsenvorgang reagiert.</text:p>
      <text:p text:style-name="Text_20_body">## TODO</text:p>
      <text:p text:style-name="Text_20_body">Praktikum 3 ….</text:p>
      <text:h text:style-name="P15" text:outline-level="1"><text:bookmark-start text:name="__RefHeading___Toc1450_4280434623"/>Bedienung der Applikation<text:bookmark-end text:name="__RefHeading___Toc1450_4280434623"/></text:h>
      <text:h text:style-name="P15" text:outline-level="1"><text:bookmark-start text:name="__RefHeading___Toc1452_4280434623"/>Generierung und Installation<text:bookmark-end text:name="__RefHeading___Toc1452_4280434623"/></text:h>
      <text:h text:style-name="P16" text:outline-level="1"><text:bookmark-start text:name="__RefHeading___Toc1454_4280434623"/>Skizzierung der Lösung<text:bookmark-end text:name="__RefHeading___Toc1454_4280434623"/></text:h>
      <text:h text:style-name="P19" text:outline-level="2"><text:bookmark-start text:name="__RefHeading___Toc1456_4280434623"/>Beschreibung der Lösung<text:bookmark-end text:name="__RefHeading___Toc1456_4280434623"/></text:h>
      <text:h text:style-name="P20" text:outline-level="2"><text:bookmark-start text:name="__RefHeading___Toc1458_4280434623"/>DFD<text:bookmark-end text:name="__RefHeading___Toc1458_4280434623"/></text:h>
      <text:h text:style-name="P17" text:outline-level="1"><text:bookmark-start text:name="__RefHeading___Toc1460_4280434623"/>Praktika-Termine<text:bookmark-end text:name="__RefHeading___Toc1460_4280434623"/></text:h>
      <text:h text:style-name="P20" text:outline-level="2"><text:bookmark-start text:name="__RefHeading___Toc1462_4280434623"/>Praktikum 1<text:bookmark-end text:name="__RefHeading___Toc1462_4280434623"/></text:h>
      <text:h text:style-name="P9" text:outline-level="3"><text:bookmark-start text:name="__RefHeading___Toc1464_4280434623"/>Vorbereitung<text:bookmark-end text:name="__RefHeading___Toc1464_4280434623"/></text:h>
      <text:h text:style-name="P11" text:outline-level="3"><text:bookmark-start text:name="__RefHeading___Toc1466_4280434623"/><text:span text:style-name="T9">Nachbereitung</text:span><text:bookmark-end text:name="__RefHeading___Toc1466_4280434623"/></text:h>
      <text:p text:style-name="P26"><draw:frame draw:style-name="fr1" draw:name="Objekt1" text:anchor-type="paragraph" svg:y="0.125cm" svg:width="12.136cm" svg:height="7.67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/></text:p>
      <text:p text:style-name="Quellcode"># Folgende Parameter sind einstellbar:</text:p>
      <text:p text:style-name="Quellcode">#</text:p>
      <text:p text:style-name="Quellcode"># Verfahren:</text:p>
      <text:p text:style-name="Quellcode"># Es gibt eine Basisspeed. Man kann parametrieren, um wieviel sich</text:p>
      <text:p text:style-name="P22"># die Basisspeed ändert, bei bestimmten Auslenkungen:</text:p>
      <text:p text:style-name="P22"># <text:s text:c="6"/>Wert des Auslenkungssensors: keine schwach normal stark</text:p>
      <text:p text:style-name="Quellcode"># Falls "keine" parametriert ist, wird die Basisspeed bei Durchfahren</text:p>
      <text:p text:style-name="Quellcode"># der Start/Ziellinie angepasst.</text:p>
      <text:p text:style-name="Quellcode">#</text:p>
      <text:p text:style-name="Quellcode"># Ausserdem kann fuer jeden Sensortyp der Offsetwert eingegeben werden,</text:p>
      <text:p text:style-name="Quellcode"># der auf die Basisspeed addiert wird. (Eventuell auch die Zeitdauer, wie lange</text:p>
      <text:p text:style-name="Quellcode"># dieser Offsetwert aktiv ist)</text:p>
      <text:p text:style-name="Quellcode">#</text:p>
      <text:p text:style-name="Quellcode"># Typ | Innen/Aussen | Offset (+/-) | Dauer [ms] |</text:p>
      <text:p text:style-name="Quellcode">#</text:p>
      <text:p text:style-name="Quellcode"># Dauer==0: Bis zum nächsten Sensor (Default)</text:p>
      <text:p text:style-name="Quellcode">#</text:p>
      <text:p text:style-name="Quellcode"># Basisspeedanpassung</text:p>
      <text:p text:style-name="Quellcode"># Auslenkung<text:tab/>Innen<text:tab/>Aussen</text:p>
      <text:p text:style-name="Quellcode">0 <text:s text:c="15"/>+3 <text:s text:c="5"/>+3</text:p>
      <text:p text:style-name="Quellcode">1 <text:s text:c="15"/>+2 <text:s text:c="5"/>+2</text:p>
      <text:p text:style-name="Quellcode">2 <text:s text:c="15"/>+1 <text:s text:c="5"/>+1</text:p>
      <text:p text:style-name="Quellcode">3 <text:s text:c="15"/>+1 <text:s text:c="5"/>+1</text:p>
      <text:p text:style-name="Quellcode">4 <text:s text:c="15"/>+1 <text:s text:c="5"/>+1</text:p>
      <text:p text:style-name="Quellcode">5 <text:s text:c="15"/>-1 <text:s text:c="5"/>-1</text:p>
      <text:p text:style-name="Quellcode">6 <text:s text:c="15"/>-2 <text:s text:c="5"/>-2</text:p>
      <text:p text:style-name="Quellcode">7 <text:s text:c="15"/>-3 <text:s text:c="5"/>-3</text:p>
      <text:p text:style-name="Quellcode">#</text:p>
      <text:p text:style-name="Quellcode">#OFFSETS</text:p>
      <text:p text:style-name="Quellcode">#</text:p>
      <text:p text:style-name="Quellcode"># Typ <text:s text:c="8"/>Innen <text:s text:c="2"/>Aussen <text:s text:c="3"/>Zeit</text:p>
      <text:p text:style-name="Quellcode">START<text:tab/><text:tab/>+30<text:tab/>+30<text:tab/>0<text:tab/></text:p>
      <text:p text:style-name="Quellcode">GEFAHRENSTELLE<text:tab/>-40<text:tab/>-40<text:tab/>0</text:p>
      <text:p text:style-name="Quellcode">ANFANG_BRUECKE<text:tab/>+50<text:tab/>+40<text:tab/>0</text:p>
      <text:p text:style-name="Quellcode">ENDE_BRUECKE<text:tab/>-20<text:tab/>-20<text:tab/>0</text:p>
      <text:p text:style-name="Quellcode">KURVE<text:tab/><text:tab/>-30<text:tab/>-30<text:tab/>0</text:p>
      <text:p text:style-name="Text_20_body"/>
      <text:p text:style-name="Text_20_body"/>
      <text:p text:style-name="P26"><text:soft-page-break/></text:p>
      <text:p text:style-name="P23">while ( state_act != position→type)<text:line-break/><text:tab/>position = position-&gt;next;</text:p>
      <text:p text:style-name="Text_20_body"/>
      <text:p text:style-name="Quellcode">void *gegner( void *args ){</text:p>
      <text:p text:style-name="Quellcode"><text:tab/></text:p>
      <text:p text:style-name="Quellcode"><text:tab/>int ret;</text:p>
      <text:p text:style-name="Quellcode"><text:tab/>int fd;</text:p>
      <text:p text:style-name="Quellcode"><text:tab/>int status;</text:p>
      <text:p text:style-name="Quellcode"><text:tab/>int error;</text:p>
      <text:p text:style-name="Quellcode"/>
      <text:p text:style-name="Quellcode"><text:tab/>struct timespec sleeptime;</text:p>
      <text:p text:style-name="Quellcode"><text:tab/>sleeptime.tv_sec = 0;</text:p>
      <text:p text:style-name="Quellcode"><text:tab/>sleeptime.tv_nsec = 250000000;</text:p>
      <text:p text:style-name="Quellcode"><text:tab/></text:p>
      <text:p text:style-name="Quellcode"><text:tab/>fd = open ("/dev/Carrera.other", O_RDONLY);</text:p>
      <text:p text:style-name="Quellcode"><text:tab/>if ( fd &lt; 0){</text:p>
      <text:p text:style-name="Quellcode"><text:tab/><text:tab/>printf("Fehler beim Öffnen /dev/Carrera.other");</text:p>
      <text:p text:style-name="Quellcode"><text:tab/><text:tab/>return NULL;</text:p>
      <text:p text:style-name="Quellcode"><text:tab/>}</text:p>
      <text:p text:style-name="Quellcode"><text:tab/></text:p>
      <text:p text:style-name="Quellcode"><text:tab/>while(1){</text:p>
      <text:p text:style-name="Quellcode"><text:tab/><text:tab/>ret = read(fd, &amp;status, sizeof(status));</text:p>
      <text:p text:style-name="Quellcode"><text:tab/><text:tab/>printf("Gengner Status: %4.4x\n", status);</text:p>
      <text:p text:style-name="Quellcode"><text:tab/><text:tab/>if ((error=clock_nanosleep(CLOCK_MONOTONIC,0,&amp;sleeptime,NULL))!=0){</text:p>
      <text:p text:style-name="Quellcode"><text:tab/><text:tab/><text:tab/>printf("clock_nanosleep reporting error %d\n",error);</text:p>
      <text:p text:style-name="Quellcode"><text:tab/><text:tab/>}<text:tab/></text:p>
      <text:p text:style-name="Quellcode"><text:tab/>}</text:p>
      <text:p text:style-name="Quellcode"><text:tab/></text:p>
      <text:p text:style-name="Quellcode"><text:tab/>close(fd);</text:p>
      <text:p text:style-name="Quellcode"><text:tab/>return NULL;</text:p>
      <text:p text:style-name="Quellcode">}</text:p>
      <text:h text:style-name="P20" text:outline-level="2"><text:bookmark-start text:name="__RefHeading___Toc1468_4280434623"/>Praktikum 2<text:bookmark-end text:name="__RefHeading___Toc1468_4280434623"/></text:h>
      <text:h text:style-name="P9" text:outline-level="3"><text:bookmark-start text:name="__RefHeading___Toc1470_4280434623"/>Vorbereitung<text:bookmark-end text:name="__RefHeading___Toc1470_4280434623"/></text:h>
      <text:h text:style-name="P10" text:outline-level="3"><text:bookmark-start text:name="__RefHeading___Toc1472_4280434623"/>Nachbereitung<text:bookmark-end text:name="__RefHeading___Toc1472_4280434623"/></text:h>
      <text:h text:style-name="P20" text:outline-level="2"><text:bookmark-start text:name="__RefHeading___Toc1474_4280434623"/>Praktikum 3<text:bookmark-end text:name="__RefHeading___Toc1474_4280434623"/></text:h>
      <text:h text:style-name="P11" text:outline-level="3"><text:bookmark-start text:name="__RefHeading___Toc1476_4280434623"/><text:span text:style-name="T9">Vorbereitung</text:span><text:bookmark-end text:name="__RefHeading___Toc1476_4280434623"/></text:h>
      <text:h text:style-name="P10" text:outline-level="3"><text:bookmark-start text:name="__RefHeading___Toc1478_4280434623"/><text:span text:style-name="T4">Nachbereitung</text:span><text:bookmark-end text:name="__RefHeading___Toc1478_42804346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Standard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ellcode" style:family="paragraph" style:parent-style-name="Preformatted_20_Text" style:next-style-name="Text_20_body" style:auto-update="true" style:master-page-name="">
      <loext:graphic-properties draw:fill="none" draw:fill-color="#729fcf"/>
      <style:paragraph-properties style:page-number="auto" fo:background-color="transparent" fo:padding="0.049cm" fo:border="0.06pt solid #000000" style:shadow="none">
        <style:tab-stops/>
      </style:paragraph-properties>
      <style:text-properties fo:font-size="8pt" fo:font-style="normal" officeooo:rsid="000468c5"/>
    </style:style>
    <style:style style:name="Text" style:family="paragraph" style:parent-style-name="Caption" style:class="extra"/>
    <style:style style:name="Autoren" style:family="paragraph" style:parent-style-name="Text_20_body">
      <style:paragraph-properties fo:text-align="center" style:justify-single-word="false" style:shadow="none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Standard" style:font-pitch="fixed" fo:font-size="8pt" style:font-name-asian="AR PL SungtiL GB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Ausdruck" style:family="paragraph" style:parent-style-name="Preformatted_20_Text" style:next-style-name="Text_20_body"/>
    <style:style style:name="Illustration" style:family="paragraph" style:parent-style-name="Caption" style:class="extra"/>
    <style:style style:name="Autor" style:family="paragraph" style:parent-style-name="Autoren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Ausgaben_20_und_20_Code" style:display-name="Ausgaben und Code" style:family="text">
      <style:text-properties fo:color="#4c4c4c" style:font-name="Liberation Mono" fo:font-family="'Liberation Mono'" style:font-style-name="Standard" style:font-family-generic="modern" style:font-pitch="fixed" fo:font-size="10pt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5:19:11.214234787</meta:creation-date>
    <dc:date>2019-12-08T21:03:58.537136705</dc:date>
    <meta:editing-duration>PT11H21M24S</meta:editing-duration>
    <meta:editing-cycles>36</meta:editing-cycles>
    <meta:generator>LibreOffice/6.0.7.3$Linux_X86_64 LibreOffice_project/00m0$Build-3</meta:generator>
    <meta:document-statistic meta:table-count="0" meta:image-count="0" meta:object-count="1" meta:page-count="7" meta:paragraph-count="117" meta:word-count="514" meta:character-count="3739" meta:non-whitespace-character-count="3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3]/[.A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4]*[.A34]" office:value-type="float" office:value="963.217391304348" calcext:value-type="float">
            <text:p>963,217391304348</text:p>
          </table:table-cell>
          <table:table-cell table:formula="of:=[.E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5]/[.A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6]*[.A36]" office:value-type="float" office:value="988.842105263158" calcext:value-type="float">
            <text:p>988,842105263158</text:p>
          </table:table-cell>
          <table:table-cell table:formula="of:=[.E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7]/[.A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38]*[.A38]" office:value-type="float" office:value="826" calcext:value-type="float">
            <text:p>826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39]/[.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40]*[.A40]" office:value-type="float" office:value="1331" calcext:value-type="float">
            <text:p>1331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41]/[.A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2]*[.A42]" office:value-type="float" office:value="288.75" calcext:value-type="float">
            <text:p>288,75</text:p>
          </table:table-cell>
          <table:table-cell table:formula="of:=[.E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3]/[.A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4]*[.A44]" office:value-type="float" office:value="1140" calcext:value-type="float">
            <text:p>114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5]/[.A45]" office:value-type="float" office:value="0.709677419354839" calcext:value-type="float">
            <text:p>0,709677419354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hnlänge [mm]</text:p>
          </table:table-cell>
          <table:table-cell office:value-type="float" office:value="5669.80949656751" calcext:value-type="float">
            <text:p>5669,8094965675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 style:data-style-name="N2" text:time-value="12:55:43.479409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